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3.3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Methods VS Time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Methods</text:p>
          </table:table-cell>
          <table:table-cell table:style-name="ce2" office:value-type="string" calcext:value-type="string">
            <text:p>Time (sec)</text:p>
          </table:table-cell>
          <table:table-cell/>
          <table:table-cell office:value-type="string" calcext:value-type="string">
            <text:p>Threshold Taken = 60% for all these</text:p>
          </table:table-cell>
          <table:table-cell/>
        </table:table-row>
        <table:table-row table:style-name="ro2">
          <table:table-cell office:value-type="string" calcext:value-type="string">
            <text:p>Naive</text:p>
          </table:table-cell>
          <table:table-cell office:value-type="float" office:value="8.622" calcext:value-type="float">
            <text:p>8.622</text:p>
          </table:table-cell>
          <table:table-cell/>
          <table:table-cell office:value-type="string" calcext:value-type="string">
            <text:p>Bucket = 10</text:p>
          </table:table-cell>
          <table:table-cell/>
        </table:table-row>
        <table:table-row table:style-name="ro2">
          <table:table-cell office:value-type="string" calcext:value-type="string">
            <text:p>+Loose</text:p>
          </table:table-cell>
          <table:table-cell office:value-type="float" office:value="6.616" calcext:value-type="float">
            <text:p>6.616</text:p>
          </table:table-cell>
          <table:table-cell/>
          <table:table-cell office:value-type="string" calcext:value-type="string">
            <text:p>Here threshold also effects time taken as Ubound depends on it.</text:p>
          </table:table-cell>
          <table:table-cell/>
        </table:table-row>
        <table:table-row table:style-name="ro2">
          <table:table-cell office:value-type="string" calcext:value-type="string">
            <text:p>+Strict</text:p>
          </table:table-cell>
          <table:table-cell office:value-type="float" office:value="6.662" calcext:value-type="float">
            <text:p>6.6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+Static Indexing</text:p>
          </table:table-cell>
          <table:table-cell office:value-type="float" office:value="7.549" calcext:value-type="float">
            <text:p>7.5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+Dynamic Indexing</text:p>
          </table:table-cell>
          <table:table-cell office:value-type="float" office:value="6.733" calcext:value-type="float">
            <text:p>6.7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+Partitioning</text:p>
          </table:table-cell>
          <table:table-cell office:value-type="float" office:value="5.475" calcext:value-type="float">
            <text:p>5.475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'+’ indicates “in addition to”</text:p>
          </table:table-cell>
        </table:table-row>
        <table:table-row table:style-name="ro2">
          <table:table-cell table:number-columns-repeated="5"/>
        </table:table-row>
        <table:table-row table:style-name="ro1">
          <table:table-cell table:style-name="ce1" office:value-type="string" calcext:value-type="string">
            <text:p>Methods VS SpeedUp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Methods</text:p>
          </table:table-cell>
          <table:table-cell table:style-name="ce2" office:value-type="string" calcext:value-type="string">
            <text:p>SpeedU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iv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+Loose</text:p>
          </table:table-cell>
          <table:table-cell table:formula="of:=8.622/6.616" office:value-type="float" office:value="1.30320435308343" calcext:value-type="float">
            <text:p>1.303204353083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+Strict</text:p>
          </table:table-cell>
          <table:table-cell table:formula="of:=8.622/6.662" office:value-type="float" office:value="1.29420594416091" calcext:value-type="float">
            <text:p>1.294205944160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+Static Indexing</text:p>
          </table:table-cell>
          <table:table-cell table:formula="of:=8.622/7.549" office:value-type="float" office:value="1.14213803152735" calcext:value-type="float">
            <text:p>1.142138031527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+Dynamic Indexing</text:p>
          </table:table-cell>
          <table:table-cell table:formula="of:=8.622/6.733" office:value-type="float" office:value="1.2805584434873" calcext:value-type="float">
            <text:p>1.28055844348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+Partitioning</text:p>
          </table:table-cell>
          <table:table-cell table:formula="of:=8.622/5.475" office:value-type="float" office:value="1.57479452054795" calcext:value-type="float">
            <text:p>1.57479452054795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Threshold VS Similar Pairs</text:p>
          </table:table-cell>
          <table:table-cell table:style-name="ce1"/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Threshold</text:p>
          </table:table-cell>
          <table:table-cell table:style-name="ce2" office:value-type="string" calcext:value-type="string">
            <text:p>Similar pairs</text:p>
          </table:table-cell>
          <table:table-cell table:number-columns-repeated="3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9463" calcext:value-type="float">
            <text:p>19463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Threshold VS Candidate Pair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Threshold</text:p>
          </table:table-cell>
          <table:table-cell table:style-name="ce2" office:value-type="string" calcext:value-type="string">
            <text:p>Candidate pairs</text:p>
          </table:table-cell>
          <table:table-cell table:number-columns-repeated="3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1982" calcext:value-type="float">
            <text:p>31982</text:p>
          </table:table-cell>
          <table:table-cell table:number-columns-repeated="3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90739" calcext:value-type="float">
            <text:p>190739</text:p>
          </table:table-cell>
          <table:table-cell table:number-columns-repeated="3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533732" calcext:value-type="float">
            <text:p>533732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Threshold VS Candidate/Qualifying Pair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Threshold</text:p>
          </table:table-cell>
          <table:table-cell table:style-name="ce2" office:value-type="string" calcext:value-type="string">
            <text:p>Candidate/Qualifying pairs</text:p>
          </table:table-cell>
          <table:table-cell table:number-columns-repeated="3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96" calcext:value-type="float">
            <text:p>96</text:p>
          </table:table-cell>
          <table:table-cell table:formula="of:=44/42" office:value-type="float" office:value="1.04761904761905" calcext:value-type="float">
            <text:p>1.04761904761905</text:p>
          </table:table-cell>
          <table:table-cell table:number-columns-repeated="3"/>
        </table:table-row>
        <table:table-row table:style-name="ro2">
          <table:table-cell office:value-type="float" office:value="94" calcext:value-type="float">
            <text:p>94</text:p>
          </table:table-cell>
          <table:table-cell table:formula="of:=59/50" office:value-type="float" office:value="1.18" calcext:value-type="float">
            <text:p>1.18</text:p>
          </table:table-cell>
          <table:table-cell table:number-columns-repeated="3"/>
        </table:table-row>
        <table:table-row table:style-name="ro2">
          <table:table-cell office:value-type="float" office:value="92" calcext:value-type="float">
            <text:p>92</text:p>
          </table:table-cell>
          <table:table-cell table:formula="of:=145/71" office:value-type="float" office:value="2.04225352112676" calcext:value-type="float">
            <text:p>2.04225352112676</text:p>
          </table:table-cell>
          <table:table-cell table:number-columns-repeated="3"/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484/79" office:value-type="float" office:value="6.12658227848101" calcext:value-type="float">
            <text:p>6.12658227848101</text:p>
          </table:table-cell>
          <table:table-cell table:number-columns-repeated="3"/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31982/130" office:value-type="float" office:value="246.015384615385" calcext:value-type="float">
            <text:p>246.015384615385</text:p>
          </table:table-cell>
          <table:table-cell table:number-columns-repeated="3"/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190739/346" office:value-type="float" office:value="551.268786127168" calcext:value-type="float">
            <text:p>551.268786127168</text:p>
          </table:table-cell>
          <table:table-cell table:number-columns-repeated="3"/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533732/19463" office:value-type="float" office:value="27.4229049992293" calcext:value-type="float">
            <text:p>27.422904999229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6">00/00/0000</text:date>, <text:time style:data-style-name="N2" text:time-value="17:58:05.5217794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30T23:07:56.109363567</meta:creation-date>
    <dc:date>2021-01-06T18:33:53.135750039</dc:date>
    <meta:editing-duration>PT13M3S</meta:editing-duration>
    <meta:editing-cycles>3</meta:editing-cycles>
    <meta:generator>LibreOffice/6.0.7.3$Linux_X86_64 LibreOffice_project/00m0$Build-3</meta:generator>
    <meta:document-statistic meta:table-count="1" meta:cell-count="97" meta:object-count="0"/>
  </office:meta>
</office:document-meta>
</file>